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de1a"/>
    </style:style>
    <style:style style:name="P3" style:family="paragraph" style:parent-style-name="Standard">
      <style:text-properties officeooo:rsid="001177b0" officeooo:paragraph-rsid="0012ee65"/>
    </style:style>
    <style:style style:name="P4" style:family="paragraph" style:parent-style-name="Standard">
      <style:text-properties officeooo:rsid="001177b0" officeooo:paragraph-rsid="0013429e"/>
    </style:style>
    <style:style style:name="P5" style:family="paragraph" style:parent-style-name="Standard">
      <style:text-properties officeooo:rsid="001177b0" officeooo:paragraph-rsid="0014d306"/>
    </style:style>
    <style:style style:name="P6" style:family="paragraph" style:parent-style-name="Standard">
      <style:text-properties officeooo:rsid="001177b0" officeooo:paragraph-rsid="002c2bce"/>
    </style:style>
    <style:style style:name="P7" style:family="paragraph" style:parent-style-name="Standard">
      <style:text-properties officeooo:rsid="001177b0" officeooo:paragraph-rsid="002d2571"/>
    </style:style>
    <style:style style:name="P8" style:family="paragraph" style:parent-style-name="Standard">
      <style:text-properties officeooo:rsid="001177b0" officeooo:paragraph-rsid="003239da"/>
    </style:style>
    <style:style style:name="P9" style:family="paragraph" style:parent-style-name="Standard">
      <style:text-properties style:font-name="Arial1" officeooo:rsid="001177b0" officeooo:paragraph-rsid="001177b0"/>
    </style:style>
    <style:style style:name="P10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11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12" style:family="paragraph" style:parent-style-name="Standard">
      <style:text-properties style:font-name="Arial" officeooo:rsid="001177b0" officeooo:paragraph-rsid="001b0a0e" style:font-name-asian="Arial2" style:font-name-complex="Arial2"/>
    </style:style>
    <style:style style:name="P13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4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5" style:family="paragraph" style:parent-style-name="Standard">
      <style:text-properties style:font-name="Arial" officeooo:rsid="001177b0" officeooo:paragraph-rsid="002b3c81" style:font-name-asian="Arial2" style:font-name-complex="Arial2"/>
    </style:style>
    <style:style style:name="P16" style:family="paragraph" style:parent-style-name="Standard">
      <style:text-properties style:font-name="Arial" officeooo:rsid="001177b0" officeooo:paragraph-rsid="003239da" style:font-name-asian="Arial2" style:font-name-complex="Arial2"/>
    </style:style>
    <style:style style:name="P17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18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19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20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21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22" style:family="paragraph" style:parent-style-name="Standard">
      <style:text-properties style:font-name="Arial" officeooo:rsid="0017882e" officeooo:paragraph-rsid="001dd47f" style:font-name-asian="Arial2" style:font-name-complex="Arial2"/>
    </style:style>
    <style:style style:name="P23" style:family="paragraph" style:parent-style-name="Standard">
      <style:text-properties style:font-name="Arial" officeooo:rsid="003239da" officeooo:paragraph-rsid="003239da" style:font-name-asian="Arial2" style:font-name-complex="Arial2"/>
    </style:style>
    <style:style style:name="P24" style:family="paragraph" style:parent-style-name="Standard">
      <style:text-properties officeooo:rsid="0012ee65" officeooo:paragraph-rsid="0012ee65"/>
    </style:style>
    <style:style style:name="P25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26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27" style:family="paragraph" style:parent-style-name="Standard">
      <style:text-properties officeooo:rsid="001177b0" officeooo:paragraph-rsid="002c2bce"/>
    </style:style>
    <style:style style:name="P28" style:family="paragraph" style:parent-style-name="Standard">
      <style:text-properties officeooo:rsid="001177b0" officeooo:paragraph-rsid="003308a1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7882e" style:font-name-asian="Arial2" style:font-name-complex="Arial2"/>
    </style:style>
    <style:style style:name="T7" style:family="text">
      <style:text-properties style:font-name="Arial" officeooo:rsid="00238e12" style:font-name-asian="Arial2" style:font-name-complex="Arial2"/>
    </style:style>
    <style:style style:name="T8" style:family="text">
      <style:text-properties style:font-name="Arial" officeooo:rsid="002b3c81" style:font-name-asian="Arial2" style:font-name-complex="Arial2"/>
    </style:style>
    <style:style style:name="T9" style:family="text">
      <style:text-properties style:font-name="Arial" officeooo:rsid="002c2bce" style:font-name-asian="Arial2" style:font-name-complex="Arial2"/>
    </style:style>
    <style:style style:name="T10" style:family="text">
      <style:text-properties style:font-name="Arial" officeooo:rsid="002d2571" style:font-name-asian="Arial2" style:font-name-complex="Arial2"/>
    </style:style>
    <style:style style:name="T11" style:family="text">
      <style:text-properties style:font-name="Arial" officeooo:rsid="002e3569" style:font-name-asian="Arial2" style:font-name-complex="Arial2"/>
    </style:style>
    <style:style style:name="T12" style:family="text">
      <style:text-properties style:font-name="Arial" officeooo:rsid="0030679b" style:font-name-asian="Arial2" style:font-name-complex="Arial2"/>
    </style:style>
    <style:style style:name="T13" style:family="text">
      <style:text-properties style:font-name="Arial" officeooo:rsid="003308a1" style:font-name-asian="Arial2" style:font-name-complex="Arial2"/>
    </style:style>
    <style:style style:name="T14" style:family="text">
      <style:text-properties style:font-name="Arial" fo:font-weight="bold" officeooo:rsid="0035d9f5" style:font-name-asian="Arial2" style:font-weight-asian="bold" style:font-name-complex="Arial2" style:font-weight-complex="bold"/>
    </style:style>
    <style:style style:name="T15" style:family="text">
      <style:text-properties style:font-name="Arial" fo:font-weight="normal" officeooo:rsid="0035d9f5" style:font-name-asian="Arial2" style:font-weight-asian="normal" style:font-name-complex="Arial2" style:font-weight-complex="normal"/>
    </style:style>
    <style:style style:name="T16" style:family="text">
      <style:text-properties officeooo:rsid="0012de1a"/>
    </style:style>
    <style:style style:name="T17" style:family="text">
      <style:text-properties style:font-name="Arial1"/>
    </style:style>
    <style:style style:name="T18" style:family="text">
      <style:text-properties style:font-name="Arial1" style:font-name-asian="Arial2" style:font-name-complex="Arial2"/>
    </style:style>
    <style:style style:name="T19" style:family="text">
      <style:text-properties officeooo:rsid="0013429e"/>
    </style:style>
    <style:style style:name="T20" style:family="text">
      <style:text-properties officeooo:rsid="0014d306"/>
    </style:style>
    <style:style style:name="T21" style:family="text">
      <style:text-properties officeooo:rsid="0017882e"/>
    </style:style>
    <style:style style:name="T22" style:family="text">
      <style:text-properties officeooo:rsid="001eac13"/>
    </style:style>
    <style:style style:name="T23" style:family="text">
      <style:text-properties officeooo:rsid="00206e37"/>
    </style:style>
    <style:style style:name="T24" style:family="text">
      <style:text-properties officeooo:rsid="00238e12"/>
    </style:style>
    <style:style style:name="T25" style:family="text">
      <style:text-properties officeooo:rsid="002528b6"/>
    </style:style>
    <style:style style:name="T26" style:family="text">
      <style:text-properties officeooo:rsid="00271e33"/>
    </style:style>
    <style:style style:name="T27" style:family="text">
      <style:text-properties officeooo:rsid="0028764e"/>
    </style:style>
    <style:style style:name="T28" style:family="text">
      <style:text-properties officeooo:rsid="002c2bce"/>
    </style:style>
    <style:style style:name="T29" style:family="text">
      <style:text-properties officeooo:rsid="00303438"/>
    </style:style>
    <style:style style:name="T30" style:family="text">
      <style:text-properties officeooo:rsid="0030679b"/>
    </style:style>
    <style:style style:name="T31" style:family="text">
      <style:text-properties officeooo:rsid="003239da"/>
    </style:style>
    <style:style style:name="T32" style:family="text">
      <style:text-properties officeooo:rsid="00330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1.<text:span text:style-name="T16">1.</text:span> Register</text:p>
      <text:p text:style-name="P1"><text:s/><text:span text:style-name="T17"><text:s/>1. </text:span><text:span text:style-name="T18">Ent</text:span><text:span text:style-name="T1">ers full name and press 'Register' button.</text:span></text:p>
      <text:p text:style-name="P10"><text:s text:c="2"/>2. Enters password and press 'Register' button.</text:p>
      <text:p text:style-name="P10"><text:s text:c="2"/>3. Enters user name and press 'Register' button.</text:p>
      <text:p text:style-name="P3"><text:span text:style-name="T1"><text:s text:c="2"/>4. </text:span><text:span text:style-name="T2">Combinations of two from those three parameter</text:span><text:span text:style-name="T1"> and press 'Register' button.</text:span></text:p>
      <text:p text:style-name="P10"><text:s text:c="2"/>5. Backend does not answer</text:p>
      <text:p text:style-name="P10"><text:s text:c="2"/>6. Database does not answer</text:p>
      <text:p text:style-name="P10"/>
      <text:p text:style-name="P1"><text:span text:style-name="T2">1</text:span><text:span text:style-name="T1">.</text:span><text:span text:style-name="T2">2.</text:span><text:span text:style-name="T1"> Login</text:span></text:p>
      <text:p text:style-name="P10"><text:s text:c="2"/>1. En<text:span text:style-name="T20">t</text:span>ers user name and press 'Log in' button.</text:p>
      <text:p text:style-name="P10"><text:s text:c="2"/>2. Enters password and press 'Log in' button.</text:p>
      <text:p text:style-name="P10"><text:s text:c="2"/>3. Enters wrong username or password and press 'Log in' button.</text:p>
      <text:p text:style-name="P10"><text:s text:c="2"/><text:span text:style-name="T20">4. Authentication check fails</text:span></text:p>
      <text:p text:style-name="P10"><text:s text:c="2"/><text:span text:style-name="T20">5</text:span>. Backend does not answer</text:p>
      <text:p text:style-name="P10"><text:span text:style-name="T20"><text:s text:c="2"/>6</text:span>. Database does not answer</text:p>
      <text:p text:style-name="P10"/>
      <text:p text:style-name="P20">1.3. Logoff</text:p>
      <text:p text:style-name="P13"><text:s text:c="2"/><text:span text:style-name="T23">1</text:span>. Backend does not answer</text:p>
      <text:p text:style-name="P10"/>
      <text:p text:style-name="P5"><text:span text:style-name="T2">2.1</text:span><text:span text:style-name="T1">. Create </text:span><text:span text:style-name="T5">House</text:span></text:p>
      <text:p text:style-name="P10"><text:s text:c="2"/>1. Enters home name and press 'Create' button.</text:p>
      <text:p text:style-name="P10"><text:s text:c="2"/><text:span text:style-name="T32">2</text:span>. Enters service address <text:s/>and press 'Create' button.</text:p>
      <text:p text:style-name="P15"><text:s text:c="2"/><text:span text:style-name="T32">3. Enters service password </text:span><text:s/>and press 'Create' button.</text:p>
      <text:p text:style-name="P3"><text:span text:style-name="T1"><text:s text:c="2"/></text:span><text:span text:style-name="T13">4</text:span><text:span text:style-name="T1">. </text:span><text:span text:style-name="T2">Combinations of <text:s/>parameter</text:span><text:span text:style-name="T8">s</text:span><text:span text:style-name="T1"> and press 'Create' button.</text:span></text:p>
      <text:p text:style-name="P10"><text:s text:c="2"/><text:span text:style-name="T32">5</text:span>. Backend does not answer</text:p>
      <text:p text:style-name="P10"><text:span text:style-name="T32"><text:s text:c="2"/>6</text:span>. Database does not answer</text:p>
      <text:p text:style-name="P10"><text:s text:c="2"/><text:span text:style-name="T32">7. Proxy does not answer</text:span></text:p>
      <text:p text:style-name="P10"/>
      <text:p text:style-name="P18">2.2. Modify <text:span text:style-name="T20">House</text:span></text:p>
      <text:p text:style-name="P11"><text:s text:c="2"/>1. Enters home name and press '<text:span text:style-name="T32">Save</text:span>' button.</text:p>
      <text:p text:style-name="P11"><text:s text:c="2"/><text:span text:style-name="T32">2</text:span>. Enters service address <text:s/>and press '<text:span text:style-name="T32">Save</text:span>' button.</text:p>
      <text:p text:style-name="P6"><text:span text:style-name="T1"><text:s text:c="2"/></text:span><text:span text:style-name="T13">3</text:span><text:span text:style-name="T8">. Enters service password </text:span><text:span text:style-name="T1"><text:s/>and press '</text:span><text:span text:style-name="T13">Save</text:span><text:span text:style-name="T1">' button.</text:span></text:p>
      <text:p text:style-name="P6"><text:span text:style-name="T13"><text:s text:c="2"/>4</text:span><text:span text:style-name="T1">. </text:span><text:span text:style-name="T2">Combinations of <text:s/>parameter</text:span><text:span text:style-name="T8">s</text:span><text:span text:style-name="T1"> and press '</text:span><text:span text:style-name="T13">Save</text:span><text:span text:style-name="T1">' button.</text:span></text:p>
      <text:p text:style-name="P28"><text:span text:style-name="T1"><text:s text:c="2"/></text:span><text:span text:style-name="T13">5. </text:span><text:span text:style-name="T15">Enters service address, url format ok but not valid service provider, press ’Save’ button</text:span></text:p>
      <text:p text:style-name="P11"><text:s text:c="2"/><text:span text:style-name="T32">5</text:span>. Backend does not answer</text:p>
      <text:p text:style-name="P11"><text:span text:style-name="T32"><text:s text:c="2"/>6</text:span>. Database does not answer</text:p>
      <text:p text:style-name="P11"><text:s text:c="2"/><text:span text:style-name="T32">7 Proxy does not answer (if service address is changed)</text:span></text:p>
      <text:p text:style-name="P14"/>
      <text:p text:style-name="P1"><text:span text:style-name="T2">2.3</text:span><text:span text:style-name="T1">. Add room</text:span></text:p>
      <text:p text:style-name="P7"><text:span text:style-name="T1"><text:s text:c="2"/>1. Selects room type from dropdown list and press '</text:span><text:span text:style-name="T13">Save</text:span><text:span text:style-name="T1">' butto</text:span><text:span text:style-name="T11">n</text:span></text:p>
      <text:p text:style-name="P2"><text:span text:style-name="T1"><text:s text:c="2"/></text:span><text:span text:style-name="T10">2</text:span><text:span text:style-name="T1">. Backend does not answer</text:span></text:p>
      <text:p text:style-name="P2"><text:span text:style-name="T1"><text:s text:c="2"/></text:span><text:span text:style-name="T10">3</text:span><text:span text:style-name="T1">. Database does not answer</text:span></text:p>
      <text:p text:style-name="P10"/>
      <text:p text:style-name="P18">2.4. Remove Home/<text:span text:style-name="T21">House</text:span></text:p>
      <text:p text:style-name="P4"><text:span text:style-name="T1"><text:s text:c="2"/></text:span><text:span text:style-name="T4">1</text:span><text:span text:style-name="T1">. Backend does not answer</text:span></text:p>
      <text:p text:style-name="P11"><text:span text:style-name="T19"><text:s text:c="2"/>2</text:span>. Database does not answer</text:p>
      <text:p text:style-name="P11"><text:s text:c="2"/><text:span text:style-name="T21">3. Are you sure? kysymykseen No</text:span></text:p>
      <text:p text:style-name="P18"/>
      <text:p text:style-name="P18">3.1. Modify Room</text:p>
      <text:p text:style-name="P21"><text:s text:c="2"/>1. Room name and room type are empty and press ’<text:span text:style-name="T32">Save</text:span>’ button</text:p>
      <text:p text:style-name="P19"><text:s text:c="2"/><text:span text:style-name="T21">2. Room name or room type are empty and press ’Save’ button</text:span></text:p>
      <text:p text:style-name="P4"><text:soft-page-break/><text:span text:style-name="T1"><text:s text:c="2"/></text:span><text:span text:style-name="T6">3</text:span><text:span text:style-name="T1">. Backend does not answer</text:span></text:p>
      <text:p text:style-name="P11"><text:s text:c="2"/><text:span text:style-name="T21">4</text:span>. Database does not answer</text:p>
      <text:p text:style-name="P18"/>
      <text:p text:style-name="P18">3.2. Remove Room</text:p>
      <text:p text:style-name="P4"><text:span text:style-name="T1"><text:s text:c="2"/></text:span><text:span text:style-name="T4">1</text:span><text:span text:style-name="T1">. Backend does not answer</text:span></text:p>
      <text:p text:style-name="P11"><text:span text:style-name="T19"><text:s text:c="2"/>2</text:span>. Database does not answer</text:p>
      <text:p text:style-name="P12"><text:s text:c="2"/><text:span text:style-name="T21">3. Are you sure? kysymykseen No</text:span></text:p>
      <text:p text:style-name="P18"/>
      <text:p text:style-name="P18">3.3. Add Device</text:p>
      <text:p text:style-name="P18"><text:s text:c="2"/>1. <text:span text:style-name="T29">Enters</text:span> device type and press '<text:span text:style-name="T32">Save</text:span>' button.</text:p>
      <text:p text:style-name="P18"><text:s text:c="2"/>2. Enters device <text:span text:style-name="T29">ID</text:span> and press '<text:span text:style-name="T32">Save</text:span>' button.</text:p>
      <text:p text:style-name="P2"><text:span text:style-name="T2"><text:s text:c="2"/>3</text:span><text:span text:style-name="T1">. Backend does not answer</text:span></text:p>
      <text:p text:style-name="P2"><text:span text:style-name="T2"><text:s text:c="2"/>4</text:span><text:span text:style-name="T1">. Database does not answer</text:span></text:p>
      <text:p text:style-name="P18"/>
      <text:p text:style-name="P18">3.4. Open Room View</text:p>
      <text:p text:style-name="P2"><text:span text:style-name="T1"><text:s text:c="2"/></text:span><text:span text:style-name="T2">1</text:span><text:span text:style-name="T1">. Backend does not answer</text:span></text:p>
      <text:p text:style-name="P2"><text:span text:style-name="T2"><text:s text:c="2"/>2</text:span><text:span text:style-name="T1">. Database does not answer</text:span></text:p>
      <text:p text:style-name="P10"/>
      <text:p text:style-name="P18">4.1. <text:s/>Modify Device</text:p>
      <text:p text:style-name="P4"><text:span text:style-name="T1"><text:s text:c="2"/></text:span><text:span text:style-name="T12">1</text:span><text:span text:style-name="T1">. Backend does not answer</text:span></text:p>
      <text:p text:style-name="P11"><text:s text:c="2"/><text:span text:style-name="T30">2</text:span>. Database does not answer</text:p>
      <text:p text:style-name="P18"/>
      <text:p text:style-name="P18">4.2. Move Device</text:p>
      <text:p text:style-name="P4"><text:span text:style-name="T1"><text:s text:c="2"/></text:span><text:span text:style-name="T4">1</text:span><text:span text:style-name="T1">. Backend does not answer</text:span></text:p>
      <text:p text:style-name="P11"><text:s text:c="2"/><text:span text:style-name="T19">2</text:span>. Database does not answer</text:p>
      <text:p text:style-name="P18"/>
      <text:p text:style-name="P18">4.3. Remove Device</text:p>
      <text:p text:style-name="P4"><text:span text:style-name="T1"><text:s text:c="2"/></text:span><text:span text:style-name="T4">1</text:span><text:span text:style-name="T1">. Backend does not answer</text:span></text:p>
      <text:p text:style-name="P11"><text:span text:style-name="T19"><text:s text:c="2"/>2</text:span>. Database does not answer</text:p>
      <text:p text:style-name="P22"><text:s text:c="2"/>3. Are you sure? kysymykseen No</text:p>
      <text:p text:style-name="P18"/>
      <text:p text:style-name="P18">4.4. Add Function</text:p>
      <text:p text:style-name="P18"><text:s text:c="2"/>1. Enters function id and press '<text:span text:style-name="T32">Save</text:span>' button.</text:p>
      <text:p text:style-name="P18"><text:s text:c="2"/>2. Enters function name and press '<text:span text:style-name="T32">Save</text:span>' button.</text:p>
      <text:p text:style-name="P18"><text:s text:c="2"/>3. Enters selects function type and press '<text:span text:style-name="T32">Save</text:span>' button.</text:p>
      <text:p text:style-name="P18"><text:s text:c="2"/>4. Combinations of two from those three parameter</text:p>
      <text:p text:style-name="P2"><text:span text:style-name="T2"><text:s text:c="2"/>5</text:span><text:span text:style-name="T1">. Backend does not answer</text:span></text:p>
      <text:p text:style-name="P2"><text:span text:style-name="T2"><text:s text:c="2"/>6</text:span><text:span text:style-name="T1">. Database does not answer</text:span></text:p>
      <text:p text:style-name="P10"/>
      <text:p text:style-name="P23">4.5 <text:span text:style-name="T16">4.5 Open device view</text:span></text:p>
      <text:p text:style-name="P8"><text:span text:style-name="T1"><text:s text:c="2"/></text:span><text:span text:style-name="T2">1</text:span><text:span text:style-name="T1">. Backend does not answer</text:span></text:p>
      <text:p text:style-name="P16"><text:span text:style-name="T16"><text:s text:c="2"/>2</text:span>. Database does not answer</text:p>
      <text:p text:style-name="P16"><text:s text:c="2"/><text:span text:style-name="T31">3. Proxy does not answer</text:span></text:p>
      <text:p text:style-name="P17"/>
      <text:p text:style-name="P17">5.<text:span text:style-name="T26">1</text:span>. Change State/<text:span text:style-name="T22">Control function</text:span></text:p>
      <text:p text:style-name="P3"><text:span text:style-name="T2"><text:s text:c="2"/></text:span><text:span text:style-name="T3">1</text:span><text:span text:style-name="T1">. Backend does not answer</text:span></text:p>
      <text:p text:style-name="P17"><text:s text:c="2"/><text:span text:style-name="T25">2</text:span>. Proxy does not answer</text:p>
      <text:p text:style-name="P17"><text:s text:c="2"/><text:span text:style-name="T25">3</text:span>. Proxy parameter(s) incorrect</text:p>
      <text:p text:style-name="P10"/>
      <text:p text:style-name="P24"><text:span text:style-name="T1">5.2. </text:span><text:span text:style-name="T13">Fetch State</text:span></text:p>
      <text:p text:style-name="P3"><text:span text:style-name="T2"><text:s text:c="2"/></text:span><text:span text:style-name="T7">1</text:span><text:span text:style-name="T1">. Database does not answer</text:span></text:p>
      <text:p text:style-name="P17"><text:s text:c="2"/><text:span text:style-name="T24">2</text:span>. Proxy does not answer</text:p>
      <text:p text:style-name="P17"><text:soft-page-break/><text:s text:c="2"/><text:span text:style-name="T24">3</text:span>. Proxy parameter(s) incorrec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15T15:00:25.598000000</dc:date>
    <meta:editing-duration>PT4H46M25S</meta:editing-duration>
    <meta:editing-cycles>27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87" meta:word-count="506" meta:character-count="3010" meta:non-whitespace-character-count="2446"/>
  </office:meta>
</office:document-meta>
</file>